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ヒラギノ角ゴ Pro W3', 'Hiragino Kaku Gothic Pro', Meiryo, 'ＭＳ Ｐゴシック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9d2" officeooo:paragraph-rsid="000419d2"/>
    </style:style>
    <style:style style:name="P2" style:family="paragraph" style:parent-style-name="Standard">
      <style:text-properties fo:font-size="10pt" officeooo:rsid="000419d2" officeooo:paragraph-rsid="000419d2" style:font-size-asian="8.75pt" style:font-size-complex="10pt"/>
    </style:style>
    <style:style style:name="P3" style:family="paragraph" style:parent-style-name="Standard">
      <style:text-properties fo:font-size="10pt" officeooo:paragraph-rsid="000419d2"/>
    </style:style>
    <style:style style:name="P4" style:family="paragraph" style:parent-style-name="Standard">
      <style:text-properties fo:font-size="10pt" officeooo:rsid="000419d2" officeooo:paragraph-rsid="000419d2"/>
    </style:style>
    <style:style style:name="P5" style:family="paragraph" style:parent-style-name="Standard">
      <style:text-properties fo:font-size="10pt" officeooo:rsid="00060f8d" officeooo:paragraph-rsid="00060f8d"/>
    </style:style>
    <style:style style:name="T1" style:family="text">
      <style:text-properties officeooo:rsid="000419d2"/>
    </style:style>
    <style:style style:name="T2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9.75pt" fo:letter-spacing="normal" fo:font-style="normal" fo:font-weight="normal" officeooo:rsid="000419d2"/>
    </style:style>
    <style:style style:name="T4" style:family="text">
      <style:text-properties officeooo:rsid="000419d2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of notes for set-up Docker Environment for EventRegist's Project.</text:p>
      <text:p text:style-name="P1"/>
      <text:p text:style-name="P1"/>
      <text:p text:style-name="P1">1.Github</text:p>
      <text:p text:style-name="P1"/>
      <text:p text:style-name="P2">- Re-config github account on your local PC.</text:p>
      <text:p text:style-name="P3"/>
      <text:p text:style-name="P3"><text:span text:style-name="T4">- Add RSA key <text:s/>in : </text:span><text:span text:style-name="T2">~/.ssh/id_rsa </text:span><text:span text:style-name="T3">(you should change permission of this folder if got an error about permission : `sudo </text:span><text:span text:style-name="T2">chmod 400 ~/.ssh/id_rsa</text:span><text:span text:style-name="T3">`)</text:span></text:p>
      <text:p text:style-name="P4">2.Make folder</text:p>
      <text:p text:style-name="P4">enter these lines on your CLI :</text:p>
      <text:p text:style-name="P4">- cd $HOME</text:p>
      <text:p text:style-name="P4">- mkdir src/</text:p>
      <text:p text:style-name="P4">- cd src/</text:p>
      <text:p text:style-name="P4">(when you've done, pull all of their repositories are suggested in docs to this folder)</text:p>
      <text:p text:style-name="P4"/>
      <text:p text:style-name="P4">3.Docker Environment </text:p>
      <text:p text:style-name="P4"/>
      <text:p text:style-name="P4">- We using OS System is Ubuntu 14.04 Trusty, so please read this guide to get more detail information for install AWSCLI (Amazon web services for command lines)<text:line-break/><text:a xlink:type="simple" xlink:href="http://docs.aws.amazon.com/cli/latest/userguide/awscli-install-linux.html">http://docs.aws.amazon.com/cli/latest/userguide/awscli-install-linux.html</text:a></text:p>
      <text:p text:style-name="P4">or <text:a xlink:type="simple" xlink:href="http://docs.aws.amazon.com/cli/latest/userguide/awscli-install-linux.html">http://docs.aws.amazon.com/cli/latest/userguide/awscli-install-linux.html</text:a></text:p>
      <text:p text:style-name="P4"/>
      <text:p text:style-name="P5">- For firstly, add `sudo` before `make install` to run this command with permission<text:line-break/>in <text:a xlink:type="simple" xlink:href="https://github.com/eventregist/docker-compose-apps/blob/develop/er_ansible/roles/er-web_er_api/tasks/er_api.yml#L42-L49">https://github.com/eventregist/docker-compose-apps/blob/develop/er_ansible/roles/er-web_er_api/tasks/er_api.yml#L42-L49</text:a></text:p>
      <text:p text:style-name="P4"/>
      <text:p text:style-name="P3"><text:span text:style-name="T1">- Do step by step of the following,if got an error such as : `</text:span><text:span text:style-name="T2">error-setup-script-exited-with-error-command-x86-64-linux-gnu-gcc-failed-wit ….</text:span><text:span text:style-name="T3">etc...</text:span><text:span text:style-name="T1">`, use to `</text:span><text:span text:style-name="T2">sudo apt-get install python-dev</text:span><text:span text:style-name="T1">` to install packages are necessary.</text:span></text:p>
      <text:p text:style-name="P3">- <text:span text:style-name="T1">If got an error such as : `</text:span><text:span text:style-name="T2">if error No Modules named botocore.session or core ..</text:span><text:span text:style-name="T3">etc...</text:span><text:span text:style-name="T1">`, use to `</text:span><text:span text:style-name="T2">sudo pip install awscli --force-reinstall –upgrade</text:span><text:span text:style-name="T1">`</text:span></text:p>
      <text:p text:style-name="P3"/>
      <text:p text:style-name="P5">When you're finished all steps, add your IP Adress to `etc/hosts` file,for example : `your.ip.adress dev.eventregist.com`</text:p>
      <text:p text:style-name="P5">and check its on your browser (first you should check with `curl` command)</text:p>
      <text:p text:style-name="P3"/>
      <text:p text:style-name="P3"/>
      <text:p text:style-name="P3"/>
      <text:p text:style-name="P3"/>
      <text:p text:style-name="P3"><text:span text:style-name="T3"/>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ヒラギノ角ゴ Pro W3', 'Hiragino Kaku Gothic Pro', Meiryo, 'ＭＳ Ｐゴシック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56:15.503298509</meta:creation-date>
    <dc:date>2017-03-06T11:28:21.579223759</dc:date>
    <meta:editing-duration>PT14M6S</meta:editing-duration>
    <meta:editing-cycles>1</meta:editing-cycles>
    <meta:document-statistic meta:table-count="0" meta:image-count="0" meta:object-count="0" meta:page-count="1" meta:paragraph-count="18" meta:word-count="208" meta:character-count="1536" meta:non-whitespace-character-count="1345"/>
    <meta:generator>LibreOffice/4.2.8.2$Linux_X86_64 LibreOffice_project/420m0$Build-2</meta:generator>
  </office:meta>
</office:document-meta>
</file>